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23-08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21-08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19-08-0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15-07-29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13-08-0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12-08-1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10-08-11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9-07-01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8-07-07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7-08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6-08-16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5-11-18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5-03-0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4-08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4-05-1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4-03-18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4-02-1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1998-01-28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1997-09-3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10122080901</text:p>
          </table:table-cell>
          <table:table-cell office:value-type="string" calcext:value-type="string">
            <text:p>1997-09-21 0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